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0.5625in" style:rel-column-width="810*"/>
    </style:style>
    <style:style style:name="Table1.B" style:family="table-column">
      <style:table-column-properties style:column-width="2.0625in" style:rel-column-width="2970*"/>
    </style:style>
    <style:style style:name="Table1.C" style:family="table-column">
      <style:table-column-properties style:column-width="2.25in" style:rel-column-width="3240*"/>
    </style:style>
    <style:style style:name="Table1.D" style:family="table-column">
      <style:table-column-properties style:column-width="1.625in" style:rel-column-width="234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weight="normal" officeooo:rsid="000b50af" officeooo:paragraph-rsid="000b50af" style:font-weight-asian="normal" style:font-weight-complex="normal"/>
    </style:style>
    <style:style style:name="P3" style:family="paragraph" style:parent-style-name="Standard">
      <style:paragraph-properties fo:margin-top="0.1945in" fo:margin-bottom="0in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officeooo:paragraph-rsid="00053b56"/>
    </style:style>
    <style:style style:name="P5" style:family="paragraph" style:parent-style-name="Standard" style:list-style-name="WWNum1">
      <style:paragraph-properties fo:margin-top="0.1945in" fo:margin-bottom="0in" style:contextual-spacing="false" fo:line-height="100%" fo:text-align="justify" style:justify-single-word="false"/>
    </style:style>
    <style:style style:name="P6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officeooo:paragraph-rsid="00072bd0"/>
    </style:style>
    <style:style style:name="P7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officeooo:paragraph-rsid="000e0d47"/>
    </style:style>
    <style:style style:name="P8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officeooo:paragraph-rsid="000b50af"/>
    </style:style>
    <style:style style:name="P9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P11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officeooo:rsid="00053b56" officeooo:paragraph-rsid="00053b56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officeooo:rsid="00053b56" officeooo:paragraph-rsid="000ca464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fo:font-weight="bold" officeooo:rsid="000b50af" officeooo:paragraph-rsid="000b50af" style:font-name-asian="Times New Roman1" style:font-size-asian="12pt" style:font-weight-asian="bold" style:font-name-complex="Times New Roman1" style:font-size-complex="12pt" style:font-weight-complex="bold"/>
    </style:style>
    <style:style style:name="P14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fo:font-weight="normal" officeooo:rsid="00053b56" officeooo:paragraph-rsid="00053b56" style:font-name-asian="Times New Roman1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style:font-name="Times New Roman" fo:font-size="12pt" fo:font-weight="normal" officeooo:rsid="000b50af" officeooo:paragraph-rsid="000b50af" style:font-name-asian="Times New Roman1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fo:font-weight="normal" officeooo:rsid="000555a3" officeooo:paragraph-rsid="000555a3" style:font-weight-asian="normal" style:font-weight-complex="normal"/>
    </style:style>
    <style:style style:name="P17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fo:font-weight="normal" officeooo:rsid="0006f8e0" officeooo:paragraph-rsid="0006f8e0" style:font-weight-asian="normal" style:font-weight-complex="normal"/>
    </style:style>
    <style:style style:name="P18" style:family="paragraph" style:parent-style-name="Standard">
      <style:paragraph-properties fo:margin-top="0.1945in" fo:margin-bottom="0in" style:contextual-spacing="false" fo:line-height="100%" fo:text-align="justify" style:justify-single-word="false"/>
      <style:text-properties officeooo:rsid="000b50af" officeooo:paragraph-rsid="000e0d47"/>
    </style:style>
    <style:style style:name="P19" style:family="paragraph" style:parent-style-name="Standard" style:master-page-name="Standard">
      <style:paragraph-properties fo:margin-top="0.1945in" fo:margin-bottom="0in" style:contextual-spacing="false" fo:line-height="100%" fo:text-align="justify" style:justify-single-word="false" style:page-number="auto"/>
    </style:style>
    <style:style style:name="P20" style:family="paragraph" style:parent-style-name="Standard">
      <style:paragraph-properties fo:margin-top="0.1945in" fo:margin-bottom="0in" style:contextual-spacing="false" fo:line-height="100%" fo:text-align="justify" style:justify-single-word="false" fo:break-before="page"/>
      <style:text-properties officeooo:rsid="000b50af" officeooo:paragraph-rsid="000b50af"/>
    </style:style>
    <style:style style:name="P21" style:family="paragraph" style:parent-style-name="Standard" style:list-style-name="WWNum1">
      <style:paragraph-properties fo:margin-top="0.1945in" fo:margin-bottom="0.1945in" style:contextual-spacing="false" fo:line-height="1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Table_20_Contents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4" style:family="paragraph" style:parent-style-name="Table_20_Contents">
      <style:text-properties style:font-name="Times New Roman" fo:font-size="12pt" officeooo:rsid="000e0d47" officeooo:paragraph-rsid="000e0d47" style:font-name-asian="Times New Roman1" style:font-size-asian="12pt" style:font-name-complex="Times New Roman1" style:font-size-complex="12pt"/>
    </style:style>
    <style:style style:name="P25" style:family="paragraph" style:parent-style-name="Table_20_Contents">
      <style:text-properties style:font-name="Times New Roman" fo:font-size="12pt" fo:font-weight="bold" officeooo:rsid="0006f8e0" officeooo:paragraph-rsid="0006f8e0" style:font-name-asian="Times New Roman1" style:font-size-asian="12pt" style:font-weight-asian="bold" style:font-name-complex="Times New Roman1" style:font-size-complex="12pt" style:font-weight-complex="bold"/>
    </style:style>
    <style:style style:name="P26" style:family="paragraph" style:parent-style-name="Heading_20_1">
      <style:text-properties officeooo:rsid="000b50af" officeooo:paragraph-rsid="000b50af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font-weight="bold" officeooo:rsid="00053b56" style:font-name-asian="Times New Roman1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T6" style:family="text">
      <style:text-properties style:font-name="Times New Roman" fo:font-size="12pt" officeooo:rsid="00053b56" style:font-name-asian="Times New Roman1" style:font-size-asian="12pt" style:font-name-complex="Times New Roman1" style:font-size-complex="12pt" style:font-weight-complex="bold"/>
    </style:style>
    <style:style style:name="T7" style:family="text">
      <style:text-properties style:font-name="Times New Roman" fo:font-size="12pt" officeooo:rsid="00072bd0" style:font-name-asian="Times New Roman1" style:font-size-asian="12pt" style:font-name-complex="Times New Roman1" style:font-size-complex="12pt" style:font-weight-complex="bold"/>
    </style:style>
    <style:style style:name="T8" style:family="text">
      <style:text-properties style:font-name="Times New Roman" fo:font-size="12pt" officeooo:rsid="000ca464" style:font-name-asian="Times New Roman1" style:font-size-asian="12pt" style:font-name-complex="Times New Roman1" style:font-size-complex="12pt" style:font-weight-complex="bold"/>
    </style:style>
    <style:style style:name="T9" style:family="text">
      <style:text-properties style:font-name="Times New Roman" fo:font-size="12pt" officeooo:rsid="000e0d47" style:font-name-asian="Times New Roman1" style:font-size-asian="12pt" style:font-name-complex="Times New Roman1" style:font-size-complex="12pt" style:font-weight-complex="bold"/>
    </style:style>
    <style:style style:name="T10" style:family="text">
      <style:text-properties style:font-name="Times New Roman" fo:font-size="12pt" officeooo:rsid="0006f8e0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072bd0" style:font-name-asian="Times New Roman1" style:font-size-asian="12pt" style:font-name-complex="Times New Roman1" style:font-size-complex="12pt"/>
    </style:style>
    <style:style style:name="T12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Times New Roman" fo:font-size="12pt" fo:font-weight="normal" officeooo:rsid="0006f8e0" style:font-name-asian="Times New Roman1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Times New Roman" fo:font-size="12pt" fo:font-weight="normal" officeooo:rsid="00072bd0" style:font-name-asian="Times New Roman1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Times New Roman" fo:font-size="12pt" fo:font-weight="normal" officeooo:rsid="000a2ad0" style:font-name-asian="Times New Roman1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font-weight="normal" officeooo:rsid="000b50af" style:font-name-asian="Times New Roman1" style:font-size-asian="12pt" style:font-weight-asian="normal" style:font-name-complex="Times New Roman1" style:font-size-complex="12pt" style:font-weight-complex="normal"/>
    </style:style>
    <style:style style:name="T17" style:family="text">
      <style:text-properties officeooo:rsid="000555a3"/>
    </style:style>
    <style:style style:name="T18" style:family="text">
      <style:text-properties officeooo:rsid="0006f8e0"/>
    </style:style>
    <style:style style:name="T19" style:family="text">
      <style:text-properties officeooo:rsid="000b50af"/>
    </style:style>
    <style:style style:name="T20" style:family="text">
      <style:text-properties officeooo:rsid="000ca464"/>
    </style:style>
    <style:style style:name="T21" style:family="text">
      <style:text-properties officeooo:rsid="000ed5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Laporan Kemajuan 2</text:span></text:p>
      <text:p text:style-name="P9"/>
      <text:p text:style-name="P9"/>
      <text:p text:style-name="P3"><text:span text:style-name="T2"/></text:p>
      <text:p text:style-name="P22"><text:span text:style-name="T2">Daftar Isi</text:span></text:p>
      <text:p text:style-name="P2"><text:span text:style-name="T4">dfddg</text:span></text:p>
      <text:p text:style-name="P26"><text:span text:style-name="T2"/></text:p>
      <text:p text:style-name="P20"><text:span text:style-name="T2"/></text:p>
      <text:p text:style-name="Heading_20_1"><text:span text:style-name="T2">Textual Entailment</text:span></text:p>
      <text:p text:style-name="Heading_20_1"><text:span text:style-name="T5">Recognizing textual entailment adalah task dalam pemrosesan teks untuk </text:span><text:span text:style-name="T6">mengenali </text:span><text:span text:style-name="T5">apakah </text:span><text:span text:style-name="T7">suatu </text:span><text:span text:style-name="T5">fragmen teks dapat diinferensi dari fragment teks yang lain </text:span><text:span text:style-name="T7">berdasarkan pengetahuan umum</text:span><text:span text:style-name="T5">. </text:span></text:p>
      <text:p text:style-name="P4"><text:span text:style-name="T5">Sebagai contoh </text:span><text:span text:style-name="T8">berikut adalah dua teks dengan hubungan</text:span><text:span text:style-name="T5"> </text:span><text:span text:style-name="T8">T1 entails T2</text:span><text:span text:style-name="T5">:</text:span></text:p>
      <text:p text:style-name="P11"><text:span text:style-name="T18">T1</text:span>: </text:p>
      <text:p text:style-name="P11"><text:span text:style-name="T18">T2</text:span>:</text:p>
      <text:p text:style-name="P12">Pada contoh diatas <text:span text:style-name="T20">walaupun T1 entails T2, tetapi tidak sebaliknya (T2 entails T1). </text:span><text:s/><text:span text:style-name="T20">Ini disebabkan entailment dapat bersifat satu arah. </text:span></text:p>
      <text:p text:style-name="P12">RTE <text:s/><text:span text:style-name="T17">dapat digunakan </text:span>dalam <text:span text:style-name="T17">aplikasi </text:span>pemrosesan bahasa <text:span text:style-name="T17">alami </text:span>seperti <text:span text:style-name="T17">information retrieval (IR), question and answering (QA), </text:span><text:s/>machine translation <text:span text:style-name="T18">dan perangkuman teks.</text:span></text:p>
      <text:p text:style-name="P11"/>
      <text:p text:style-name="P3"><text:span text:style-name="T2">Textual Entailment d</text:span><text:span text:style-name="T3">alam Pengukuran Kredibilitas</text:span></text:p>
      <text:p text:style-name="P15">asdfasdfasdf</text:p>
      <text:p text:style-name="P14"/>
      <text:p text:style-name="P3"><text:span text:style-name="T2">Pendekatan pada pengenalan textual entailment</text:span></text:p>
      <text:p text:style-name="P3"><text:span text:style-name="T5">Bag of words <text:s text:c="2"/>kelebihan pendekatan ini sederhana dan <text:s/>adalah <text:s/>kelemahan:</text:span></text:p>
      <text:p text:style-name="P10"/>
      <text:p text:style-name="P3"><text:span text:style-name="T5">Contoh:</text:span></text:p>
      <text:p text:style-name="P7"><text:span text:style-name="T9">T: </text:span><text:span text:style-name="T5">Attack helicopters, Chinooks, armoured vehicles, cranes and a fire engine encircled the group.</text:span></text:p>
      <text:p text:style-name="P3"><text:span text:style-name="T9">H: </text:span><text:span text:style-name="T5">There was a Chinook attack.</text:span></text:p>
      <text:p text:style-name="P9"><text:span text:style-name="T5"/></text:p>
      <text:p text:style-name="P9"/>
      <text:p text:style-name="P9"><text:bookmark text:name="_GoBack"/></text:p>
      <text:p text:style-name="P3"><text:soft-page-break/><text:span text:style-name="T2">Pendekatan pada pengenalan textual entailment</text:span></text:p>
      <text:p text:style-name="P3"><text:span text:style-name="T4">Negasi:</text:span></text:p>
      <text:p text:style-name="P3"><text:span text:style-name="T4">Democrat members had strong small business voting records.</text:span></text:p>
      <text:p text:style-name="P9"/>
      <text:p text:style-name="P3"><text:span text:style-name="T4">Democrat members</text:span></text:p>
      <text:p text:style-name="P3"><text:span text:style-name="T4">small business voting records</text:span></text:p>
      <text:p text:style-name="P3"><text:span text:style-name="T4">had</text:span></text:p>
      <text:p text:style-name="P9"/>
      <text:p text:style-name="P3"><text:span text:style-name="T4">Democrat members of the Ways and Means Committee, where tax bills are written and advanced, do not have strong small business voting records.</text:span></text:p>
      <text:p text:style-name="P9"/>
      <text:p text:style-name="P3"><text:span text:style-name="T2">Dataset</text:span></text:p>
      <text:p text:style-name="P16"><text:span text:style-name="T4">Dataset untuk eksperimen, diambil dari RTE Challange ke-3 </text:span><text:span text:style-name="T11">(RTE3)</text:span><text:span text:style-name="T4">. Tujuan dari RTE</text:span><text:span text:style-name="T11">3 </text:span><text:span text:style-name="T4">adalah menyediakan dataset yang dapat dijadikan benchmark untuk task </text:span><text:span text:style-name="T10">pengenalan text entailment</text:span><text:span text:style-name="T4">. <text:s text:c="2"/></text:span><text:span text:style-name="T10">Dalam tantangan ini, disediakan pasangan H <text:s/>dan T, dan peserta diminta untuk memprediksi apakah H dapat diturunkan dari T atau T entails H. </text:span></text:p>
      <text:p text:style-name="P17"><text:span text:style-name="T4">Dataset diambil dari ….. <text:s text:c="3"/>[jelaskan proses </text:span><text:span text:style-name="T11">perolehan dataset</text:span><text:span text:style-name="T4">]</text:span></text:p>
      <text:p text:style-name="P18"><text:span text:style-name="T14">D</text:span><text:span text:style-name="T12">ataset diambil web based system. Untuk menghindari masalah copyright, sebagian data diambil dari dataset kompetisi di bidang information retrieval, summarization. Sebagian lagi diambil dari Wikinews atau Wikipedia </text:span></text:p>
      <text:p text:style-name="P17"><text:span text:style-name="T10">B</text:span><text:span text:style-name="T4">erikut adalah beberapa contoh dari pasangan T-H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5">Task</text:p>
          </table:table-cell>
          <table:table-cell table:style-name="Table1.A1" office:value-type="string">
            <text:p text:style-name="P25">Text </text:p>
          </table:table-cell>
          <table:table-cell table:style-name="Table1.A1" office:value-type="string">
            <text:p text:style-name="P25">Hypothesis </text:p>
          </table:table-cell>
          <table:table-cell table:style-name="Table1.D1" office:value-type="string">
            <text:p text:style-name="P25">Text Entailment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4">[tbd contoh]</text:p>
          </table:table-cell>
          <table:table-cell table:style-name="Table1.A2" office:value-type="string">
            <text:p text:style-name="P23"/>
          </table:table-cell>
          <table:table-cell table:style-name="Table1.D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D2" office:value-type="string">
            <text:p text:style-name="P23"/>
          </table:table-cell>
        </table:table-row>
      </table:table>
      <text:p text:style-name="P9"/>
      <text:p text:style-name="P6"><text:soft-page-break/><text:span text:style-name="T13">J</text:span><text:span text:style-name="T14">umlah instance pada RTE3 adalah 1600 pasangan </text:span><text:span text:style-name="T16">T</text:span><text:span text:style-name="T14">-</text:span><text:span text:style-name="T16">H</text:span><text:span text:style-name="T14">, yang terdiri atas 800 pasang untuk development dan 800 pasang untuk test. Setiap 800 pasangan tersebut, terdiri atas 400 pasang <text:s text:c="2"/></text:span><text:span text:style-name="T16">contoh </text:span><text:span text:style-name="T14">entails </text:span><text:span text:style-name="T15">positif (t entails h) <text:s/></text:span><text:span text:style-name="T14">dan 400 pasang entails </text:span><text:span text:style-name="T15">negatif</text:span><text:span text:style-name="T14"> <text:s/></text:span><text:span text:style-name="T15">(t not entails h)</text:span><text:span text:style-name="T14">.</text:span></text:p>
      <text:p text:style-name="P8"><text:span text:style-name="T14"/></text:p>
      <text:p text:style-name="P3"><text:span text:style-name="T1">Eksperimen</text:span></text:p>
      <text:p text:style-name="P3"><text:span text:style-name="T1"/></text:p>
      <text:p text:style-name="P13">Arsitektur Sistem</text:p>
      <text:p text:style-name="P3"><text:span text:style-name="T4">Preproses</text:span></text:p>
      <text:list xml:id="list5105398622000542951" text:style-name="WWNum1">
        <text:list-item>
          <text:p text:style-name="P5"><text:span text:style-name="T4">part of speech </text:span></text:p>
        </text:list-item>
        <text:list-item>
          <text:p text:style-name="P5"><text:span text:style-name="T4">dependency tree (belum digunakan)</text:span></text:p>
        </text:list-item>
        <text:list-item>
          <text:p text:style-name="P21"/>
        </text:list-item>
      </text:list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 style:default-outline-level="">
      <style:paragraph-properties fo:margin-top="0in" fo:margin-bottom="0.1in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7</meta:editing-cycles>
    <meta:creation-date>2014-12-13T05:51:00</meta:creation-date>
    <dc:date>2014-12-13T22:48:59.442000000</dc:date>
    <meta:editing-duration>PT3H24M10S</meta:editing-duration>
    <meta:generator>LibreOffice/4.2.3.3$Windows_x86 LibreOffice_project/882f8a0a489bc99a9e60c7905a60226254cb6ff0</meta:generator>
    <meta:document-statistic meta:table-count="1" meta:image-count="0" meta:object-count="0" meta:page-count="5" meta:paragraph-count="41" meta:word-count="326" meta:character-count="2286" meta:non-whitespace-character-count="197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